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_C</text:p>
          </table:table-cell>
          <table:table-cell office:value-type="string" calcext:value-type="string">
            <text:p>A_NC</text:p>
          </table:table-cell>
          <table:table-cell office:value-type="string" calcext:value-type="string">
            <text:p>Loss_Z</text:p>
          </table:table-cell>
          <table:table-cell office:value-type="string" calcext:value-type="string">
            <text:p>A_CZ</text:p>
          </table:table-cell>
          <table:table-cell office:value-type="string" calcext:value-type="string">
            <text:p>A_NCZ</text:p>
          </table:table-cell>
        </table:table-row>
        <table:table-row table:style-name="ro1">
          <table:table-cell table:formula="of:=RANDBETWEEN(10; 100)" office:value-type="float" office:value="82" calcext:value-type="float">
            <text:p>82</text:p>
          </table:table-cell>
          <table:table-cell table:formula="of:=RANDBETWEEN(0; 10)" office:value-type="float" office:value="8" calcext:value-type="float">
            <text:p>8</text:p>
          </table:table-cell>
          <table:table-cell table:formula="of:=RANDBETWEEN(0; 10)" office:value-type="float" office:value="5" calcext:value-type="float">
            <text:p>5</text:p>
          </table:table-cell>
          <table:table-cell table:formula="of:=([.A2]-AVERAGE([.$A$2:.$A$31])/(STDEV([.$A$2:.$A$31])/LEN([.$A$2:.$A$31])))" office:value-type="float" office:value="78.1057719032374" calcext:value-type="float">
            <text:p>78.1057719032</text:p>
          </table:table-cell>
          <table:table-cell table:formula="of:=([.B2]-AVERAGE([.$A$2:.$A$31])/(STDEV([.$A$2:.$A$31])/LEN([.$A$2:.$A$31])))" office:value-type="float" office:value="4.10577190323741" calcext:value-type="float">
            <text:p>4.1057719032</text:p>
          </table:table-cell>
          <table:table-cell table:formula="of:=([.C2]-AVERAGE([.$A$2:.$A$31])/(STDEV([.$A$2:.$A$31])/LEN([.$A$2:.$A$31])))" office:value-type="float" office:value="1.10577190323741" calcext:value-type="float">
            <text:p>1.1057719032</text:p>
          </table:table-cell>
        </table:table-row>
        <table:table-row table:style-name="ro1">
          <table:table-cell table:formula="of:=RANDBETWEEN(10; 100)" office:value-type="float" office:value="16" calcext:value-type="float">
            <text:p>16</text:p>
          </table:table-cell>
          <table:table-cell table:formula="of:=RANDBETWEEN(0; 10)" office:value-type="float" office:value="1" calcext:value-type="float">
            <text:p>1</text:p>
          </table:table-cell>
          <table:table-cell table:formula="of:=RANDBETWEEN(0; 10)" office:value-type="float" office:value="8" calcext:value-type="float">
            <text:p>8</text:p>
          </table:table-cell>
          <table:table-cell table:formula="of:=([.A3]-AVERAGE([.$A$2:.$A$31])/(STDEV([.$A$2:.$A$31])/LEN([.$A$2:.$A$31])))" office:value-type="float" office:value="12.1057719032374" calcext:value-type="float">
            <text:p>12.1057719032</text:p>
          </table:table-cell>
          <table:table-cell table:formula="of:=([.B3]-AVERAGE([.$A$2:.$A$31])/(STDEV([.$A$2:.$A$31])/LEN([.$A$2:.$A$31])))" office:value-type="float" office:value="-2.89422809676259" calcext:value-type="float">
            <text:p>-2.8942280968</text:p>
          </table:table-cell>
          <table:table-cell table:formula="of:=([.C3]-AVERAGE([.$A$2:.$A$31])/(STDEV([.$A$2:.$A$31])/LEN([.$A$2:.$A$31])))" office:value-type="float" office:value="4.10577190323741" calcext:value-type="float">
            <text:p>4.1057719032</text:p>
          </table:table-cell>
        </table:table-row>
        <table:table-row table:style-name="ro1">
          <table:table-cell table:formula="of:=RANDBETWEEN(10; 100)" office:value-type="float" office:value="34" calcext:value-type="float">
            <text:p>34</text:p>
          </table:table-cell>
          <table:table-cell table:formula="of:=RANDBETWEEN(0; 10)" office:value-type="float" office:value="5" calcext:value-type="float">
            <text:p>5</text:p>
          </table:table-cell>
          <table:table-cell table:formula="of:=RANDBETWEEN(0; 10)" office:value-type="float" office:value="0" calcext:value-type="float">
            <text:p>0</text:p>
          </table:table-cell>
          <table:table-cell table:formula="of:=([.A4]-AVERAGE([.$A$2:.$A$31])/(STDEV([.$A$2:.$A$31])/LEN([.$A$2:.$A$31])))" office:value-type="float" office:value="30.1057719032374" calcext:value-type="float">
            <text:p>30.1057719032</text:p>
          </table:table-cell>
          <table:table-cell table:formula="of:=([.B4]-AVERAGE([.$A$2:.$A$31])/(STDEV([.$A$2:.$A$31])/LEN([.$A$2:.$A$31])))" office:value-type="float" office:value="1.10577190323741" calcext:value-type="float">
            <text:p>1.1057719032</text:p>
          </table:table-cell>
          <table:table-cell table:formula="of:=([.C4]-AVERAGE([.$A$2:.$A$31])/(STDEV([.$A$2:.$A$31])/LEN([.$A$2:.$A$31])))" office:value-type="float" office:value="-3.89422809676259" calcext:value-type="float">
            <text:p>-3.8942280968</text:p>
          </table:table-cell>
        </table:table-row>
        <table:table-row table:style-name="ro1">
          <table:table-cell table:formula="of:=RANDBETWEEN(10; 100)" office:value-type="float" office:value="38" calcext:value-type="float">
            <text:p>38</text:p>
          </table:table-cell>
          <table:table-cell table:formula="of:=RANDBETWEEN(0; 10)" office:value-type="float" office:value="6" calcext:value-type="float">
            <text:p>6</text:p>
          </table:table-cell>
          <table:table-cell table:formula="of:=RANDBETWEEN(0; 10)" office:value-type="float" office:value="2" calcext:value-type="float">
            <text:p>2</text:p>
          </table:table-cell>
          <table:table-cell table:formula="of:=([.A5]-AVERAGE([.$A$2:.$A$31])/(STDEV([.$A$2:.$A$31])/LEN([.$A$2:.$A$31])))" office:value-type="float" office:value="34.1057719032374" calcext:value-type="float">
            <text:p>34.1057719032</text:p>
          </table:table-cell>
          <table:table-cell table:formula="of:=([.B5]-AVERAGE([.$A$2:.$A$31])/(STDEV([.$A$2:.$A$31])/LEN([.$A$2:.$A$31])))" office:value-type="float" office:value="2.10577190323741" calcext:value-type="float">
            <text:p>2.1057719032</text:p>
          </table:table-cell>
          <table:table-cell table:formula="of:=([.C5]-AVERAGE([.$A$2:.$A$31])/(STDEV([.$A$2:.$A$31])/LEN([.$A$2:.$A$31])))" office:value-type="float" office:value="-1.89422809676259" calcext:value-type="float">
            <text:p>-1.8942280968</text:p>
          </table:table-cell>
        </table:table-row>
        <table:table-row table:style-name="ro1">
          <table:table-cell table:formula="of:=RANDBETWEEN(10; 100)" office:value-type="float" office:value="81" calcext:value-type="float">
            <text:p>81</text:p>
          </table:table-cell>
          <table:table-cell table:formula="of:=RANDBETWEEN(0; 10)" office:value-type="float" office:value="2" calcext:value-type="float">
            <text:p>2</text:p>
          </table:table-cell>
          <table:table-cell table:formula="of:=RANDBETWEEN(0; 10)" office:value-type="float" office:value="5" calcext:value-type="float">
            <text:p>5</text:p>
          </table:table-cell>
          <table:table-cell table:formula="of:=([.A6]-AVERAGE([.$A$2:.$A$31])/(STDEV([.$A$2:.$A$31])/LEN([.$A$2:.$A$31])))" office:value-type="float" office:value="77.1057719032374" calcext:value-type="float">
            <text:p>77.1057719032</text:p>
          </table:table-cell>
          <table:table-cell table:formula="of:=([.B6]-AVERAGE([.$A$2:.$A$31])/(STDEV([.$A$2:.$A$31])/LEN([.$A$2:.$A$31])))" office:value-type="float" office:value="-1.89422809676259" calcext:value-type="float">
            <text:p>-1.8942280968</text:p>
          </table:table-cell>
          <table:table-cell table:formula="of:=([.C6]-AVERAGE([.$A$2:.$A$31])/(STDEV([.$A$2:.$A$31])/LEN([.$A$2:.$A$31])))" office:value-type="float" office:value="1.10577190323741" calcext:value-type="float">
            <text:p>1.1057719032</text:p>
          </table:table-cell>
        </table:table-row>
        <table:table-row table:style-name="ro1">
          <table:table-cell table:formula="of:=RANDBETWEEN(10; 100)" office:value-type="float" office:value="30" calcext:value-type="float">
            <text:p>30</text:p>
          </table:table-cell>
          <table:table-cell table:formula="of:=RANDBETWEEN(0; 10)" office:value-type="float" office:value="0" calcext:value-type="float">
            <text:p>0</text:p>
          </table:table-cell>
          <table:table-cell table:formula="of:=RANDBETWEEN(0; 10)" office:value-type="float" office:value="8" calcext:value-type="float">
            <text:p>8</text:p>
          </table:table-cell>
          <table:table-cell table:formula="of:=([.A7]-AVERAGE([.$A$2:.$A$31])/(STDEV([.$A$2:.$A$31])/LEN([.$A$2:.$A$31])))" office:value-type="float" office:value="26.1057719032374" calcext:value-type="float">
            <text:p>26.1057719032</text:p>
          </table:table-cell>
          <table:table-cell table:formula="of:=([.B7]-AVERAGE([.$A$2:.$A$31])/(STDEV([.$A$2:.$A$31])/LEN([.$A$2:.$A$31])))" office:value-type="float" office:value="-3.89422809676259" calcext:value-type="float">
            <text:p>-3.8942280968</text:p>
          </table:table-cell>
          <table:table-cell table:formula="of:=([.C7]-AVERAGE([.$A$2:.$A$31])/(STDEV([.$A$2:.$A$31])/LEN([.$A$2:.$A$31])))" office:value-type="float" office:value="4.10577190323741" calcext:value-type="float">
            <text:p>4.1057719032</text:p>
          </table:table-cell>
        </table:table-row>
        <table:table-row table:style-name="ro1">
          <table:table-cell table:formula="of:=RANDBETWEEN(10; 100)" office:value-type="float" office:value="29" calcext:value-type="float">
            <text:p>29</text:p>
          </table:table-cell>
          <table:table-cell table:formula="of:=RANDBETWEEN(0; 10)" office:value-type="float" office:value="2" calcext:value-type="float">
            <text:p>2</text:p>
          </table:table-cell>
          <table:table-cell table:formula="of:=RANDBETWEEN(0; 10)" office:value-type="float" office:value="7" calcext:value-type="float">
            <text:p>7</text:p>
          </table:table-cell>
          <table:table-cell table:formula="of:=([.A8]-AVERAGE([.$A$2:.$A$31])/(STDEV([.$A$2:.$A$31])/LEN([.$A$2:.$A$31])))" office:value-type="float" office:value="25.1057719032374" calcext:value-type="float">
            <text:p>25.1057719032</text:p>
          </table:table-cell>
          <table:table-cell table:formula="of:=([.B8]-AVERAGE([.$A$2:.$A$31])/(STDEV([.$A$2:.$A$31])/LEN([.$A$2:.$A$31])))" office:value-type="float" office:value="-1.89422809676259" calcext:value-type="float">
            <text:p>-1.8942280968</text:p>
          </table:table-cell>
          <table:table-cell table:formula="of:=([.C8]-AVERAGE([.$A$2:.$A$31])/(STDEV([.$A$2:.$A$31])/LEN([.$A$2:.$A$31])))" office:value-type="float" office:value="3.10577190323741" calcext:value-type="float">
            <text:p>3.1057719032</text:p>
          </table:table-cell>
        </table:table-row>
        <table:table-row table:style-name="ro1">
          <table:table-cell table:formula="of:=RANDBETWEEN(10; 100)" office:value-type="float" office:value="92" calcext:value-type="float">
            <text:p>92</text:p>
          </table:table-cell>
          <table:table-cell table:formula="of:=RANDBETWEEN(0; 10)" office:value-type="float" office:value="8" calcext:value-type="float">
            <text:p>8</text:p>
          </table:table-cell>
          <table:table-cell table:formula="of:=RANDBETWEEN(0; 10)" office:value-type="float" office:value="9" calcext:value-type="float">
            <text:p>9</text:p>
          </table:table-cell>
          <table:table-cell table:formula="of:=([.A9]-AVERAGE([.$A$2:.$A$31])/(STDEV([.$A$2:.$A$31])/LEN([.$A$2:.$A$31])))" office:value-type="float" office:value="88.1057719032374" calcext:value-type="float">
            <text:p>88.1057719032</text:p>
          </table:table-cell>
          <table:table-cell table:formula="of:=([.B9]-AVERAGE([.$A$2:.$A$31])/(STDEV([.$A$2:.$A$31])/LEN([.$A$2:.$A$31])))" office:value-type="float" office:value="4.10577190323741" calcext:value-type="float">
            <text:p>4.1057719032</text:p>
          </table:table-cell>
          <table:table-cell table:formula="of:=([.C9]-AVERAGE([.$A$2:.$A$31])/(STDEV([.$A$2:.$A$31])/LEN([.$A$2:.$A$31])))" office:value-type="float" office:value="5.10577190323741" calcext:value-type="float">
            <text:p>5.1057719032</text:p>
          </table:table-cell>
        </table:table-row>
        <table:table-row table:style-name="ro1">
          <table:table-cell table:formula="of:=RANDBETWEEN(10; 100)" office:value-type="float" office:value="23" calcext:value-type="float">
            <text:p>23</text:p>
          </table:table-cell>
          <table:table-cell table:formula="of:=RANDBETWEEN(0; 10)" office:value-type="float" office:value="9" calcext:value-type="float">
            <text:p>9</text:p>
          </table:table-cell>
          <table:table-cell table:formula="of:=RANDBETWEEN(0; 10)" office:value-type="float" office:value="3" calcext:value-type="float">
            <text:p>3</text:p>
          </table:table-cell>
          <table:table-cell table:formula="of:=([.A10]-AVERAGE([.$A$2:.$A$31])/(STDEV([.$A$2:.$A$31])/LEN([.$A$2:.$A$31])))" office:value-type="float" office:value="19.1057719032374" calcext:value-type="float">
            <text:p>19.1057719032</text:p>
          </table:table-cell>
          <table:table-cell table:formula="of:=([.B10]-AVERAGE([.$A$2:.$A$31])/(STDEV([.$A$2:.$A$31])/LEN([.$A$2:.$A$31])))" office:value-type="float" office:value="5.10577190323741" calcext:value-type="float">
            <text:p>5.1057719032</text:p>
          </table:table-cell>
          <table:table-cell table:formula="of:=([.C10]-AVERAGE([.$A$2:.$A$31])/(STDEV([.$A$2:.$A$31])/LEN([.$A$2:.$A$31])))" office:value-type="float" office:value="-0.894228096762589" calcext:value-type="float">
            <text:p>-0.8942280968</text:p>
          </table:table-cell>
        </table:table-row>
        <table:table-row table:style-name="ro1">
          <table:table-cell table:formula="of:=RANDBETWEEN(10; 100)" office:value-type="float" office:value="34" calcext:value-type="float">
            <text:p>34</text:p>
          </table:table-cell>
          <table:table-cell table:formula="of:=RANDBETWEEN(0; 10)" office:value-type="float" office:value="9" calcext:value-type="float">
            <text:p>9</text:p>
          </table:table-cell>
          <table:table-cell table:formula="of:=RANDBETWEEN(0; 10)" office:value-type="float" office:value="8" calcext:value-type="float">
            <text:p>8</text:p>
          </table:table-cell>
          <table:table-cell table:formula="of:=([.A11]-AVERAGE([.$A$2:.$A$31])/(STDEV([.$A$2:.$A$31])/LEN([.$A$2:.$A$31])))" office:value-type="float" office:value="30.1057719032374" calcext:value-type="float">
            <text:p>30.1057719032</text:p>
          </table:table-cell>
          <table:table-cell table:formula="of:=([.B11]-AVERAGE([.$A$2:.$A$31])/(STDEV([.$A$2:.$A$31])/LEN([.$A$2:.$A$31])))" office:value-type="float" office:value="5.10577190323741" calcext:value-type="float">
            <text:p>5.1057719032</text:p>
          </table:table-cell>
          <table:table-cell table:formula="of:=([.C11]-AVERAGE([.$A$2:.$A$31])/(STDEV([.$A$2:.$A$31])/LEN([.$A$2:.$A$31])))" office:value-type="float" office:value="4.10577190323741" calcext:value-type="float">
            <text:p>4.1057719032</text:p>
          </table:table-cell>
        </table:table-row>
        <table:table-row table:style-name="ro1">
          <table:table-cell table:formula="of:=RANDBETWEEN(10; 100)" office:value-type="float" office:value="77" calcext:value-type="float">
            <text:p>77</text:p>
          </table:table-cell>
          <table:table-cell table:formula="of:=RANDBETWEEN(0; 10)" office:value-type="float" office:value="6" calcext:value-type="float">
            <text:p>6</text:p>
          </table:table-cell>
          <table:table-cell table:formula="of:=RANDBETWEEN(0; 10)" office:value-type="float" office:value="8" calcext:value-type="float">
            <text:p>8</text:p>
          </table:table-cell>
          <table:table-cell table:formula="of:=([.A12]-AVERAGE([.$A$2:.$A$31])/(STDEV([.$A$2:.$A$31])/LEN([.$A$2:.$A$31])))" office:value-type="float" office:value="73.1057719032374" calcext:value-type="float">
            <text:p>73.1057719032</text:p>
          </table:table-cell>
          <table:table-cell table:formula="of:=([.B12]-AVERAGE([.$A$2:.$A$31])/(STDEV([.$A$2:.$A$31])/LEN([.$A$2:.$A$31])))" office:value-type="float" office:value="2.10577190323741" calcext:value-type="float">
            <text:p>2.1057719032</text:p>
          </table:table-cell>
          <table:table-cell table:formula="of:=([.C12]-AVERAGE([.$A$2:.$A$31])/(STDEV([.$A$2:.$A$31])/LEN([.$A$2:.$A$31])))" office:value-type="float" office:value="4.10577190323741" calcext:value-type="float">
            <text:p>4.1057719032</text:p>
          </table:table-cell>
        </table:table-row>
        <table:table-row table:style-name="ro1">
          <table:table-cell table:formula="of:=RANDBETWEEN(10; 100)" office:value-type="float" office:value="55" calcext:value-type="float">
            <text:p>55</text:p>
          </table:table-cell>
          <table:table-cell table:formula="of:=RANDBETWEEN(0; 10)" office:value-type="float" office:value="1" calcext:value-type="float">
            <text:p>1</text:p>
          </table:table-cell>
          <table:table-cell table:formula="of:=RANDBETWEEN(0; 10)" office:value-type="float" office:value="8" calcext:value-type="float">
            <text:p>8</text:p>
          </table:table-cell>
          <table:table-cell table:formula="of:=([.A13]-AVERAGE([.$A$2:.$A$31])/(STDEV([.$A$2:.$A$31])/LEN([.$A$2:.$A$31])))" office:value-type="float" office:value="51.1057719032374" calcext:value-type="float">
            <text:p>51.1057719032</text:p>
          </table:table-cell>
          <table:table-cell table:formula="of:=([.B13]-AVERAGE([.$A$2:.$A$31])/(STDEV([.$A$2:.$A$31])/LEN([.$A$2:.$A$31])))" office:value-type="float" office:value="-2.89422809676259" calcext:value-type="float">
            <text:p>-2.8942280968</text:p>
          </table:table-cell>
          <table:table-cell table:formula="of:=([.C13]-AVERAGE([.$A$2:.$A$31])/(STDEV([.$A$2:.$A$31])/LEN([.$A$2:.$A$31])))" office:value-type="float" office:value="4.10577190323741" calcext:value-type="float">
            <text:p>4.1057719032</text:p>
          </table:table-cell>
        </table:table-row>
        <table:table-row table:style-name="ro1">
          <table:table-cell table:formula="of:=RANDBETWEEN(10; 100)" office:value-type="float" office:value="95" calcext:value-type="float">
            <text:p>95</text:p>
          </table:table-cell>
          <table:table-cell table:formula="of:=RANDBETWEEN(0; 10)" office:value-type="float" office:value="5" calcext:value-type="float">
            <text:p>5</text:p>
          </table:table-cell>
          <table:table-cell table:formula="of:=RANDBETWEEN(0; 10)" office:value-type="float" office:value="8" calcext:value-type="float">
            <text:p>8</text:p>
          </table:table-cell>
          <table:table-cell table:formula="of:=([.A14]-AVERAGE([.$A$2:.$A$31])/(STDEV([.$A$2:.$A$31])/LEN([.$A$2:.$A$31])))" office:value-type="float" office:value="91.1057719032374" calcext:value-type="float">
            <text:p>91.1057719032</text:p>
          </table:table-cell>
          <table:table-cell table:formula="of:=([.B14]-AVERAGE([.$A$2:.$A$31])/(STDEV([.$A$2:.$A$31])/LEN([.$A$2:.$A$31])))" office:value-type="float" office:value="1.10577190323741" calcext:value-type="float">
            <text:p>1.1057719032</text:p>
          </table:table-cell>
          <table:table-cell table:formula="of:=([.C14]-AVERAGE([.$A$2:.$A$31])/(STDEV([.$A$2:.$A$31])/LEN([.$A$2:.$A$31])))" office:value-type="float" office:value="4.10577190323741" calcext:value-type="float">
            <text:p>4.1057719032</text:p>
          </table:table-cell>
        </table:table-row>
        <table:table-row table:style-name="ro1">
          <table:table-cell table:formula="of:=RANDBETWEEN(10; 100)" office:value-type="float" office:value="59" calcext:value-type="float">
            <text:p>59</text:p>
          </table:table-cell>
          <table:table-cell table:formula="of:=RANDBETWEEN(0; 10)" office:value-type="float" office:value="0" calcext:value-type="float">
            <text:p>0</text:p>
          </table:table-cell>
          <table:table-cell table:formula="of:=RANDBETWEEN(0; 10)" office:value-type="float" office:value="2" calcext:value-type="float">
            <text:p>2</text:p>
          </table:table-cell>
          <table:table-cell table:formula="of:=([.A15]-AVERAGE([.$A$2:.$A$31])/(STDEV([.$A$2:.$A$31])/LEN([.$A$2:.$A$31])))" office:value-type="float" office:value="55.1057719032374" calcext:value-type="float">
            <text:p>55.1057719032</text:p>
          </table:table-cell>
          <table:table-cell table:formula="of:=([.B15]-AVERAGE([.$A$2:.$A$31])/(STDEV([.$A$2:.$A$31])/LEN([.$A$2:.$A$31])))" office:value-type="float" office:value="-3.89422809676259" calcext:value-type="float">
            <text:p>-3.8942280968</text:p>
          </table:table-cell>
          <table:table-cell table:formula="of:=([.C15]-AVERAGE([.$A$2:.$A$31])/(STDEV([.$A$2:.$A$31])/LEN([.$A$2:.$A$31])))" office:value-type="float" office:value="-1.89422809676259" calcext:value-type="float">
            <text:p>-1.8942280968</text:p>
          </table:table-cell>
        </table:table-row>
        <table:table-row table:style-name="ro1">
          <table:table-cell table:formula="of:=RANDBETWEEN(10; 100)" office:value-type="float" office:value="83" calcext:value-type="float">
            <text:p>83</text:p>
          </table:table-cell>
          <table:table-cell table:formula="of:=RANDBETWEEN(0; 10)" office:value-type="float" office:value="7" calcext:value-type="float">
            <text:p>7</text:p>
          </table:table-cell>
          <table:table-cell table:formula="of:=RANDBETWEEN(0; 10)" office:value-type="float" office:value="4" calcext:value-type="float">
            <text:p>4</text:p>
          </table:table-cell>
          <table:table-cell table:formula="of:=([.A16]-AVERAGE([.$A$2:.$A$31])/(STDEV([.$A$2:.$A$31])/LEN([.$A$2:.$A$31])))" office:value-type="float" office:value="79.1057719032374" calcext:value-type="float">
            <text:p>79.1057719032</text:p>
          </table:table-cell>
          <table:table-cell table:formula="of:=([.B16]-AVERAGE([.$A$2:.$A$31])/(STDEV([.$A$2:.$A$31])/LEN([.$A$2:.$A$31])))" office:value-type="float" office:value="3.10577190323741" calcext:value-type="float">
            <text:p>3.1057719032</text:p>
          </table:table-cell>
          <table:table-cell table:formula="of:=([.C16]-AVERAGE([.$A$2:.$A$31])/(STDEV([.$A$2:.$A$31])/LEN([.$A$2:.$A$31])))" office:value-type="float" office:value="0.105771903237411" calcext:value-type="float">
            <text:p>0.1057719032</text:p>
          </table:table-cell>
        </table:table-row>
        <table:table-row table:style-name="ro1">
          <table:table-cell table:formula="of:=RANDBETWEEN(10; 100)" office:value-type="float" office:value="53" calcext:value-type="float">
            <text:p>53</text:p>
          </table:table-cell>
          <table:table-cell table:formula="of:=RANDBETWEEN(0; 10)" office:value-type="float" office:value="6" calcext:value-type="float">
            <text:p>6</text:p>
          </table:table-cell>
          <table:table-cell table:formula="of:=RANDBETWEEN(0; 10)" office:value-type="float" office:value="7" calcext:value-type="float">
            <text:p>7</text:p>
          </table:table-cell>
          <table:table-cell table:formula="of:=([.A17]-AVERAGE([.$A$2:.$A$31])/(STDEV([.$A$2:.$A$31])/LEN([.$A$2:.$A$31])))" office:value-type="float" office:value="49.1057719032374" calcext:value-type="float">
            <text:p>49.1057719032</text:p>
          </table:table-cell>
          <table:table-cell table:formula="of:=([.B17]-AVERAGE([.$A$2:.$A$31])/(STDEV([.$A$2:.$A$31])/LEN([.$A$2:.$A$31])))" office:value-type="float" office:value="2.10577190323741" calcext:value-type="float">
            <text:p>2.1057719032</text:p>
          </table:table-cell>
          <table:table-cell table:formula="of:=([.C17]-AVERAGE([.$A$2:.$A$31])/(STDEV([.$A$2:.$A$31])/LEN([.$A$2:.$A$31])))" office:value-type="float" office:value="3.10577190323741" calcext:value-type="float">
            <text:p>3.1057719032</text:p>
          </table:table-cell>
        </table:table-row>
        <table:table-row table:style-name="ro1">
          <table:table-cell table:formula="of:=RANDBETWEEN(10; 100)" office:value-type="float" office:value="66" calcext:value-type="float">
            <text:p>66</text:p>
          </table:table-cell>
          <table:table-cell table:formula="of:=RANDBETWEEN(0; 10)" office:value-type="float" office:value="2" calcext:value-type="float">
            <text:p>2</text:p>
          </table:table-cell>
          <table:table-cell table:formula="of:=RANDBETWEEN(0; 10)" office:value-type="float" office:value="2" calcext:value-type="float">
            <text:p>2</text:p>
          </table:table-cell>
          <table:table-cell table:formula="of:=([.A18]-AVERAGE([.$A$2:.$A$31])/(STDEV([.$A$2:.$A$31])/LEN([.$A$2:.$A$31])))" office:value-type="float" office:value="62.1057719032374" calcext:value-type="float">
            <text:p>62.1057719032</text:p>
          </table:table-cell>
          <table:table-cell table:formula="of:=([.B18]-AVERAGE([.$A$2:.$A$31])/(STDEV([.$A$2:.$A$31])/LEN([.$A$2:.$A$31])))" office:value-type="float" office:value="-1.89422809676259" calcext:value-type="float">
            <text:p>-1.8942280968</text:p>
          </table:table-cell>
          <table:table-cell table:formula="of:=([.C18]-AVERAGE([.$A$2:.$A$31])/(STDEV([.$A$2:.$A$31])/LEN([.$A$2:.$A$31])))" office:value-type="float" office:value="-1.89422809676259" calcext:value-type="float">
            <text:p>-1.8942280968</text:p>
          </table:table-cell>
        </table:table-row>
        <table:table-row table:style-name="ro1">
          <table:table-cell table:formula="of:=RANDBETWEEN(10; 100)" office:value-type="float" office:value="22" calcext:value-type="float">
            <text:p>22</text:p>
          </table:table-cell>
          <table:table-cell table:formula="of:=RANDBETWEEN(0; 10)" office:value-type="float" office:value="7" calcext:value-type="float">
            <text:p>7</text:p>
          </table:table-cell>
          <table:table-cell table:formula="of:=RANDBETWEEN(0; 10)" office:value-type="float" office:value="0" calcext:value-type="float">
            <text:p>0</text:p>
          </table:table-cell>
          <table:table-cell table:formula="of:=([.A19]-AVERAGE([.$A$2:.$A$31])/(STDEV([.$A$2:.$A$31])/LEN([.$A$2:.$A$31])))" office:value-type="float" office:value="18.1057719032374" calcext:value-type="float">
            <text:p>18.1057719032</text:p>
          </table:table-cell>
          <table:table-cell table:formula="of:=([.B19]-AVERAGE([.$A$2:.$A$31])/(STDEV([.$A$2:.$A$31])/LEN([.$A$2:.$A$31])))" office:value-type="float" office:value="3.10577190323741" calcext:value-type="float">
            <text:p>3.1057719032</text:p>
          </table:table-cell>
          <table:table-cell table:formula="of:=([.C19]-AVERAGE([.$A$2:.$A$31])/(STDEV([.$A$2:.$A$31])/LEN([.$A$2:.$A$31])))" office:value-type="float" office:value="-3.89422809676259" calcext:value-type="float">
            <text:p>-3.8942280968</text:p>
          </table:table-cell>
        </table:table-row>
        <table:table-row table:style-name="ro1">
          <table:table-cell table:formula="of:=RANDBETWEEN(10; 100)" office:value-type="float" office:value="16" calcext:value-type="float">
            <text:p>16</text:p>
          </table:table-cell>
          <table:table-cell table:formula="of:=RANDBETWEEN(0; 10)" office:value-type="float" office:value="0" calcext:value-type="float">
            <text:p>0</text:p>
          </table:table-cell>
          <table:table-cell table:formula="of:=RANDBETWEEN(0; 10)" office:value-type="float" office:value="5" calcext:value-type="float">
            <text:p>5</text:p>
          </table:table-cell>
          <table:table-cell table:formula="of:=([.A20]-AVERAGE([.$A$2:.$A$31])/(STDEV([.$A$2:.$A$31])/LEN([.$A$2:.$A$31])))" office:value-type="float" office:value="12.1057719032374" calcext:value-type="float">
            <text:p>12.1057719032</text:p>
          </table:table-cell>
          <table:table-cell table:formula="of:=([.B20]-AVERAGE([.$A$2:.$A$31])/(STDEV([.$A$2:.$A$31])/LEN([.$A$2:.$A$31])))" office:value-type="float" office:value="-3.89422809676259" calcext:value-type="float">
            <text:p>-3.8942280968</text:p>
          </table:table-cell>
          <table:table-cell table:formula="of:=([.C20]-AVERAGE([.$A$2:.$A$31])/(STDEV([.$A$2:.$A$31])/LEN([.$A$2:.$A$31])))" office:value-type="float" office:value="1.10577190323741" calcext:value-type="float">
            <text:p>1.1057719032</text:p>
          </table:table-cell>
        </table:table-row>
        <table:table-row table:style-name="ro1">
          <table:table-cell table:formula="of:=RANDBETWEEN(10; 100)" office:value-type="float" office:value="67" calcext:value-type="float">
            <text:p>67</text:p>
          </table:table-cell>
          <table:table-cell table:formula="of:=RANDBETWEEN(0; 10)" office:value-type="float" office:value="5" calcext:value-type="float">
            <text:p>5</text:p>
          </table:table-cell>
          <table:table-cell table:formula="of:=RANDBETWEEN(0; 10)" office:value-type="float" office:value="0" calcext:value-type="float">
            <text:p>0</text:p>
          </table:table-cell>
          <table:table-cell table:formula="of:=([.A21]-AVERAGE([.$A$2:.$A$31])/(STDEV([.$A$2:.$A$31])/LEN([.$A$2:.$A$31])))" office:value-type="float" office:value="63.1057719032374" calcext:value-type="float">
            <text:p>63.1057719032</text:p>
          </table:table-cell>
          <table:table-cell table:formula="of:=([.B21]-AVERAGE([.$A$2:.$A$31])/(STDEV([.$A$2:.$A$31])/LEN([.$A$2:.$A$31])))" office:value-type="float" office:value="1.10577190323741" calcext:value-type="float">
            <text:p>1.1057719032</text:p>
          </table:table-cell>
          <table:table-cell table:formula="of:=([.C21]-AVERAGE([.$A$2:.$A$31])/(STDEV([.$A$2:.$A$31])/LEN([.$A$2:.$A$31])))" office:value-type="float" office:value="-3.89422809676259" calcext:value-type="float">
            <text:p>-3.8942280968</text:p>
          </table:table-cell>
        </table:table-row>
        <table:table-row table:style-name="ro1">
          <table:table-cell table:formula="of:=RANDBETWEEN(10; 100)" office:value-type="float" office:value="88" calcext:value-type="float">
            <text:p>88</text:p>
          </table:table-cell>
          <table:table-cell table:formula="of:=RANDBETWEEN(0; 10)" office:value-type="float" office:value="8" calcext:value-type="float">
            <text:p>8</text:p>
          </table:table-cell>
          <table:table-cell table:formula="of:=RANDBETWEEN(0; 10)" office:value-type="float" office:value="0" calcext:value-type="float">
            <text:p>0</text:p>
          </table:table-cell>
          <table:table-cell table:formula="of:=([.A22]-AVERAGE([.$A$2:.$A$31])/(STDEV([.$A$2:.$A$31])/LEN([.$A$2:.$A$31])))" office:value-type="float" office:value="84.1057719032374" calcext:value-type="float">
            <text:p>84.1057719032</text:p>
          </table:table-cell>
          <table:table-cell table:formula="of:=([.B22]-AVERAGE([.$A$2:.$A$31])/(STDEV([.$A$2:.$A$31])/LEN([.$A$2:.$A$31])))" office:value-type="float" office:value="4.10577190323741" calcext:value-type="float">
            <text:p>4.1057719032</text:p>
          </table:table-cell>
          <table:table-cell table:formula="of:=([.C22]-AVERAGE([.$A$2:.$A$31])/(STDEV([.$A$2:.$A$31])/LEN([.$A$2:.$A$31])))" office:value-type="float" office:value="-3.89422809676259" calcext:value-type="float">
            <text:p>-3.8942280968</text:p>
          </table:table-cell>
        </table:table-row>
        <table:table-row table:style-name="ro1">
          <table:table-cell table:formula="of:=RANDBETWEEN(10; 100)" office:value-type="float" office:value="98" calcext:value-type="float">
            <text:p>98</text:p>
          </table:table-cell>
          <table:table-cell table:formula="of:=RANDBETWEEN(0; 10)" office:value-type="float" office:value="10" calcext:value-type="float">
            <text:p>10</text:p>
          </table:table-cell>
          <table:table-cell table:formula="of:=RANDBETWEEN(0; 10)" office:value-type="float" office:value="1" calcext:value-type="float">
            <text:p>1</text:p>
          </table:table-cell>
          <table:table-cell table:formula="of:=([.A23]-AVERAGE([.$A$2:.$A$31])/(STDEV([.$A$2:.$A$31])/LEN([.$A$2:.$A$31])))" office:value-type="float" office:value="94.1057719032374" calcext:value-type="float">
            <text:p>94.1057719032</text:p>
          </table:table-cell>
          <table:table-cell table:formula="of:=([.B23]-AVERAGE([.$A$2:.$A$31])/(STDEV([.$A$2:.$A$31])/LEN([.$A$2:.$A$31])))" office:value-type="float" office:value="6.10577190323741" calcext:value-type="float">
            <text:p>6.1057719032</text:p>
          </table:table-cell>
          <table:table-cell table:formula="of:=([.C23]-AVERAGE([.$A$2:.$A$31])/(STDEV([.$A$2:.$A$31])/LEN([.$A$2:.$A$31])))" office:value-type="float" office:value="-2.89422809676259" calcext:value-type="float">
            <text:p>-2.8942280968</text:p>
          </table:table-cell>
        </table:table-row>
        <table:table-row table:style-name="ro1">
          <table:table-cell table:formula="of:=RANDBETWEEN(10; 100)" office:value-type="float" office:value="12" calcext:value-type="float">
            <text:p>12</text:p>
          </table:table-cell>
          <table:table-cell table:formula="of:=RANDBETWEEN(0; 10)" office:value-type="float" office:value="4" calcext:value-type="float">
            <text:p>4</text:p>
          </table:table-cell>
          <table:table-cell table:formula="of:=RANDBETWEEN(0; 10)" office:value-type="float" office:value="3" calcext:value-type="float">
            <text:p>3</text:p>
          </table:table-cell>
          <table:table-cell table:formula="of:=([.A24]-AVERAGE([.$A$2:.$A$31])/(STDEV([.$A$2:.$A$31])/LEN([.$A$2:.$A$31])))" office:value-type="float" office:value="8.10577190323741" calcext:value-type="float">
            <text:p>8.1057719032</text:p>
          </table:table-cell>
          <table:table-cell table:formula="of:=([.B24]-AVERAGE([.$A$2:.$A$31])/(STDEV([.$A$2:.$A$31])/LEN([.$A$2:.$A$31])))" office:value-type="float" office:value="0.105771903237411" calcext:value-type="float">
            <text:p>0.1057719032</text:p>
          </table:table-cell>
          <table:table-cell table:formula="of:=([.C24]-AVERAGE([.$A$2:.$A$31])/(STDEV([.$A$2:.$A$31])/LEN([.$A$2:.$A$31])))" office:value-type="float" office:value="-0.894228096762589" calcext:value-type="float">
            <text:p>-0.8942280968</text:p>
          </table:table-cell>
        </table:table-row>
        <table:table-row table:style-name="ro1">
          <table:table-cell table:formula="of:=RANDBETWEEN(10; 100)" office:value-type="float" office:value="70" calcext:value-type="float">
            <text:p>70</text:p>
          </table:table-cell>
          <table:table-cell table:formula="of:=RANDBETWEEN(0; 10)" office:value-type="float" office:value="3" calcext:value-type="float">
            <text:p>3</text:p>
          </table:table-cell>
          <table:table-cell table:formula="of:=RANDBETWEEN(0; 10)" office:value-type="float" office:value="4" calcext:value-type="float">
            <text:p>4</text:p>
          </table:table-cell>
          <table:table-cell table:formula="of:=([.A25]-AVERAGE([.$A$2:.$A$31])/(STDEV([.$A$2:.$A$31])/LEN([.$A$2:.$A$31])))" office:value-type="float" office:value="66.1057719032374" calcext:value-type="float">
            <text:p>66.1057719032</text:p>
          </table:table-cell>
          <table:table-cell table:formula="of:=([.B25]-AVERAGE([.$A$2:.$A$31])/(STDEV([.$A$2:.$A$31])/LEN([.$A$2:.$A$31])))" office:value-type="float" office:value="-0.894228096762589" calcext:value-type="float">
            <text:p>-0.8942280968</text:p>
          </table:table-cell>
          <table:table-cell table:formula="of:=([.C25]-AVERAGE([.$A$2:.$A$31])/(STDEV([.$A$2:.$A$31])/LEN([.$A$2:.$A$31])))" office:value-type="float" office:value="0.105771903237411" calcext:value-type="float">
            <text:p>0.1057719032</text:p>
          </table:table-cell>
        </table:table-row>
        <table:table-row table:style-name="ro1">
          <table:table-cell table:formula="of:=RANDBETWEEN(10; 100)" office:value-type="float" office:value="87" calcext:value-type="float">
            <text:p>87</text:p>
          </table:table-cell>
          <table:table-cell table:formula="of:=RANDBETWEEN(0; 10)" office:value-type="float" office:value="2" calcext:value-type="float">
            <text:p>2</text:p>
          </table:table-cell>
          <table:table-cell table:formula="of:=RANDBETWEEN(0; 10)" office:value-type="float" office:value="2" calcext:value-type="float">
            <text:p>2</text:p>
          </table:table-cell>
          <table:table-cell table:formula="of:=([.A26]-AVERAGE([.$A$2:.$A$31])/(STDEV([.$A$2:.$A$31])/LEN([.$A$2:.$A$31])))" office:value-type="float" office:value="83.1057719032374" calcext:value-type="float">
            <text:p>83.1057719032</text:p>
          </table:table-cell>
          <table:table-cell table:formula="of:=([.B26]-AVERAGE([.$A$2:.$A$31])/(STDEV([.$A$2:.$A$31])/LEN([.$A$2:.$A$31])))" office:value-type="float" office:value="-1.89422809676259" calcext:value-type="float">
            <text:p>-1.8942280968</text:p>
          </table:table-cell>
          <table:table-cell table:formula="of:=([.C26]-AVERAGE([.$A$2:.$A$31])/(STDEV([.$A$2:.$A$31])/LEN([.$A$2:.$A$31])))" office:value-type="float" office:value="-1.89422809676259" calcext:value-type="float">
            <text:p>-1.8942280968</text:p>
          </table:table-cell>
        </table:table-row>
        <table:table-row table:style-name="ro1">
          <table:table-cell table:formula="of:=RANDBETWEEN(10; 100)" office:value-type="float" office:value="24" calcext:value-type="float">
            <text:p>24</text:p>
          </table:table-cell>
          <table:table-cell table:formula="of:=RANDBETWEEN(0; 10)" office:value-type="float" office:value="2" calcext:value-type="float">
            <text:p>2</text:p>
          </table:table-cell>
          <table:table-cell table:formula="of:=RANDBETWEEN(0; 10)" office:value-type="float" office:value="0" calcext:value-type="float">
            <text:p>0</text:p>
          </table:table-cell>
          <table:table-cell table:formula="of:=([.A27]-AVERAGE([.$A$2:.$A$31])/(STDEV([.$A$2:.$A$31])/LEN([.$A$2:.$A$31])))" office:value-type="float" office:value="20.1057719032374" calcext:value-type="float">
            <text:p>20.1057719032</text:p>
          </table:table-cell>
          <table:table-cell table:formula="of:=([.B27]-AVERAGE([.$A$2:.$A$31])/(STDEV([.$A$2:.$A$31])/LEN([.$A$2:.$A$31])))" office:value-type="float" office:value="-1.89422809676259" calcext:value-type="float">
            <text:p>-1.8942280968</text:p>
          </table:table-cell>
          <table:table-cell table:formula="of:=([.C27]-AVERAGE([.$A$2:.$A$31])/(STDEV([.$A$2:.$A$31])/LEN([.$A$2:.$A$31])))" office:value-type="float" office:value="-3.89422809676259" calcext:value-type="float">
            <text:p>-3.8942280968</text:p>
          </table:table-cell>
        </table:table-row>
        <table:table-row table:style-name="ro1">
          <table:table-cell table:formula="of:=RANDBETWEEN(10; 100)" office:value-type="float" office:value="42" calcext:value-type="float">
            <text:p>42</text:p>
          </table:table-cell>
          <table:table-cell table:formula="of:=RANDBETWEEN(0; 10)" office:value-type="float" office:value="6" calcext:value-type="float">
            <text:p>6</text:p>
          </table:table-cell>
          <table:table-cell table:formula="of:=RANDBETWEEN(0; 10)" office:value-type="float" office:value="1" calcext:value-type="float">
            <text:p>1</text:p>
          </table:table-cell>
          <table:table-cell table:formula="of:=([.A28]-AVERAGE([.$A$2:.$A$31])/(STDEV([.$A$2:.$A$31])/LEN([.$A$2:.$A$31])))" office:value-type="float" office:value="38.1057719032374" calcext:value-type="float">
            <text:p>38.1057719032</text:p>
          </table:table-cell>
          <table:table-cell table:formula="of:=([.B28]-AVERAGE([.$A$2:.$A$31])/(STDEV([.$A$2:.$A$31])/LEN([.$A$2:.$A$31])))" office:value-type="float" office:value="2.10577190323741" calcext:value-type="float">
            <text:p>2.1057719032</text:p>
          </table:table-cell>
          <table:table-cell table:formula="of:=([.C28]-AVERAGE([.$A$2:.$A$31])/(STDEV([.$A$2:.$A$31])/LEN([.$A$2:.$A$31])))" office:value-type="float" office:value="-2.89422809676259" calcext:value-type="float">
            <text:p>-2.8942280968</text:p>
          </table:table-cell>
        </table:table-row>
        <table:table-row table:style-name="ro1">
          <table:table-cell table:formula="of:=RANDBETWEEN(10; 100)" office:value-type="float" office:value="84" calcext:value-type="float">
            <text:p>84</text:p>
          </table:table-cell>
          <table:table-cell table:formula="of:=RANDBETWEEN(0; 10)" office:value-type="float" office:value="0" calcext:value-type="float">
            <text:p>0</text:p>
          </table:table-cell>
          <table:table-cell table:formula="of:=RANDBETWEEN(0; 10)" office:value-type="float" office:value="9" calcext:value-type="float">
            <text:p>9</text:p>
          </table:table-cell>
          <table:table-cell table:formula="of:=([.A29]-AVERAGE([.$A$2:.$A$31])/(STDEV([.$A$2:.$A$31])/LEN([.$A$2:.$A$31])))" office:value-type="float" office:value="80.1057719032374" calcext:value-type="float">
            <text:p>80.1057719032</text:p>
          </table:table-cell>
          <table:table-cell table:formula="of:=([.B29]-AVERAGE([.$A$2:.$A$31])/(STDEV([.$A$2:.$A$31])/LEN([.$A$2:.$A$31])))" office:value-type="float" office:value="-3.89422809676259" calcext:value-type="float">
            <text:p>-3.8942280968</text:p>
          </table:table-cell>
          <table:table-cell table:formula="of:=([.C29]-AVERAGE([.$A$2:.$A$31])/(STDEV([.$A$2:.$A$31])/LEN([.$A$2:.$A$31])))" office:value-type="float" office:value="5.10577190323741" calcext:value-type="float">
            <text:p>5.1057719032</text:p>
          </table:table-cell>
        </table:table-row>
        <table:table-row table:style-name="ro1">
          <table:table-cell table:formula="of:=RANDBETWEEN(10; 100)" office:value-type="float" office:value="46" calcext:value-type="float">
            <text:p>46</text:p>
          </table:table-cell>
          <table:table-cell table:formula="of:=RANDBETWEEN(0; 10)" office:value-type="float" office:value="4" calcext:value-type="float">
            <text:p>4</text:p>
          </table:table-cell>
          <table:table-cell table:formula="of:=RANDBETWEEN(0; 10)" office:value-type="float" office:value="7" calcext:value-type="float">
            <text:p>7</text:p>
          </table:table-cell>
          <table:table-cell table:formula="of:=([.A30]-AVERAGE([.$A$2:.$A$31])/(STDEV([.$A$2:.$A$31])/LEN([.$A$2:.$A$31])))" office:value-type="float" office:value="42.1057719032374" calcext:value-type="float">
            <text:p>42.1057719032</text:p>
          </table:table-cell>
          <table:table-cell table:formula="of:=([.B30]-AVERAGE([.$A$2:.$A$31])/(STDEV([.$A$2:.$A$31])/LEN([.$A$2:.$A$31])))" office:value-type="float" office:value="0.105771903237411" calcext:value-type="float">
            <text:p>0.1057719032</text:p>
          </table:table-cell>
          <table:table-cell table:formula="of:=([.C30]-AVERAGE([.$A$2:.$A$31])/(STDEV([.$A$2:.$A$31])/LEN([.$A$2:.$A$31])))" office:value-type="float" office:value="3.10577190323741" calcext:value-type="float">
            <text:p>3.1057719032</text:p>
          </table:table-cell>
        </table:table-row>
        <table:table-row table:style-name="ro1">
          <table:table-cell table:formula="of:=RANDBETWEEN(10; 100)" office:value-type="float" office:value="25" calcext:value-type="float">
            <text:p>25</text:p>
          </table:table-cell>
          <table:table-cell table:formula="of:=RANDBETWEEN(0; 10)" office:value-type="float" office:value="7" calcext:value-type="float">
            <text:p>7</text:p>
          </table:table-cell>
          <table:table-cell table:formula="of:=RANDBETWEEN(0; 10)" office:value-type="float" office:value="4" calcext:value-type="float">
            <text:p>4</text:p>
          </table:table-cell>
          <table:table-cell table:formula="of:=([.A31]-AVERAGE([.$A$2:.$A$31])/(STDEV([.$A$2:.$A$31])/LEN([.$A$2:.$A$31])))" office:value-type="float" office:value="21.1057719032374" calcext:value-type="float">
            <text:p>21.1057719032</text:p>
          </table:table-cell>
          <table:table-cell table:formula="of:=([.B31]-AVERAGE([.$A$2:.$A$31])/(STDEV([.$A$2:.$A$31])/LEN([.$A$2:.$A$31])))" office:value-type="float" office:value="3.10577190323741" calcext:value-type="float">
            <text:p>3.1057719032</text:p>
          </table:table-cell>
          <table:table-cell table:formula="of:=([.C31]-AVERAGE([.$A$2:.$A$31])/(STDEV([.$A$2:.$A$31])/LEN([.$A$2:.$A$31])))" office:value-type="float" office:value="0.105771903237411" calcext:value-type="float">
            <text:p>0.1057719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0:34:05.240853834</meta:creation-date>
    <meta:generator>LibreOffice/5.1.6.2$Linux_X86_64 LibreOffice_project/10m0$Build-2</meta:generator>
    <dc:date>2018-02-20T22:08:58.524395639</dc:date>
    <meta:editing-duration>PT1H34M52S</meta:editing-duration>
    <meta:editing-cycles>3</meta:editing-cycles>
    <meta:document-statistic meta:table-count="1" meta:cell-count="186" meta:object-count="0"/>
  </office:meta>
</office:document-meta>
</file>